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sqrt>
      <mrow>
        <msup>
          <mrow>
            <mo fence="true" stretchy="false">(</mo>
            <mrow>
              <mrow>
                <mi>x</mi>
                <mrow>
                  <mn>1</mn>
                  <mo stretchy="false">−</mo>
                  <mi>x</mi>
                </mrow>
                <mn>2</mn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i>y</mi>
                <mrow>
                  <mn>1</mn>
                  <mo stretchy="false">−</mo>
                  <mi>y</mi>
                </mrow>
                <mn>2</mn>
              </mrow>
            </mrow>
            <mo fence="true" stretchy="false">)</mo>
          </mrow>
          <mn>2</mn>
        </msup>
      </mrow>
    </msqrt>
    <annotation encoding="StarMath 5.0">sqrt{ (x1-x2)^2 + (y1-y2)^2 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 David Eisenberg</meta:initial-creator>
    <meta:creation-date>2016-04-29T09:53:49.767872352</meta:creation-date>
    <dc:date>2016-04-29T09:55:18.322927483</dc:date>
    <dc:creator>J David Eisenberg</dc:creator>
    <meta:editing-duration>PT1M28S</meta:editing-duration>
    <meta:editing-cycles>2</meta:editing-cycles>
    <meta:generator>LibreOffice/4.4.3.2$Linux_X86_64 LibreOffice_project/88805f81e9fe61362df02b9941de8e38a9b5fd16</meta:generator>
  </office:meta>
</office:document-meta>
</file>